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7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Test nr</text:p>
          </table:table-cell>
          <table:table-cell table:style-name="ce1" office:value-type="string" calcext:value-type="string">
            <text:p>groupSize</text:p>
          </table:table-cell>
          <table:table-cell table:style-name="ce1" office:value-type="string" calcext:value-type="string">
            <text:p>nrOfIndividuals</text:p>
          </table:table-cell>
          <table:table-cell table:style-name="ce1" office:value-type="string" calcext:value-type="string">
            <text:p>crossover_ratio</text:p>
          </table:table-cell>
          <table:table-cell table:style-name="ce1" office:value-type="string" calcext:value-type="string">
            <text:p>mutation_potency</text:p>
          </table:table-cell>
          <table:table-cell table:style-name="ce1" office:value-type="string" calcext:value-type="string">
            <text:p>mutation_ratio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ANK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03" calcext:value-type="float">
            <text:p>903</text:p>
          </table:table-cell>
          <table:table-cell table:style-name="ce1" table:formula="of:=RANK([.G2];[.$G$2:.$G$244])" office:value-type="float" office:value="115" calcext:value-type="float">
            <text:p>115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03" calcext:value-type="float">
            <text:p>903</text:p>
          </table:table-cell>
          <table:table-cell table:style-name="ce1" table:formula="of:=RANK([.G3];[.$G$2:.$G$244])" office:value-type="float" office:value="115" calcext:value-type="float">
            <text:p>115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formula="of:=RANK([.G4];[.$G$2:.$G$244])" office:value-type="float" office:value="94" calcext:value-type="float">
            <text:p>94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97" calcext:value-type="float">
            <text:p>897</text:p>
          </table:table-cell>
          <table:table-cell table:style-name="ce1" table:formula="of:=RANK([.G5];[.$G$2:.$G$244])" office:value-type="float" office:value="119" calcext:value-type="float">
            <text:p>119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90" calcext:value-type="float">
            <text:p>890</text:p>
          </table:table-cell>
          <table:table-cell table:style-name="ce1" table:formula="of:=RANK([.G6];[.$G$2:.$G$244])"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RANK([.G7];[.$G$2:.$G$244])" office:value-type="float" office:value="143" calcext:value-type="float">
            <text:p>143</text:p>
          </table:table-cell>
          <table:table-cell/>
          <table:table-cell table:style-name="ce3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formula="of:=RANK([.G8];[.$G$2:.$G$244])" office:value-type="float" office:value="225" calcext:value-type="float">
            <text:p>225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46" calcext:value-type="float">
            <text:p>546</text:p>
          </table:table-cell>
          <table:table-cell table:style-name="ce1" table:formula="of:=RANK([.G9];[.$G$2:.$G$244])" office:value-type="float" office:value="228" calcext:value-type="float">
            <text:p>228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494" calcext:value-type="float">
            <text:p>494</text:p>
          </table:table-cell>
          <table:table-cell table:style-name="ce1" table:formula="of:=RANK([.G10];[.$G$2:.$G$244])" office:value-type="float" office:value="243" calcext:value-type="float">
            <text:p>243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60" calcext:value-type="float">
            <text:p>960</text:p>
          </table:table-cell>
          <table:table-cell table:style-name="ce1" table:formula="of:=RANK([.G11];[.$G$2:.$G$244])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89" calcext:value-type="float">
            <text:p>889</text:p>
          </table:table-cell>
          <table:table-cell table:style-name="ce1" table:formula="of:=RANK([.G12];[.$G$2:.$G$244])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55" calcext:value-type="float">
            <text:p>955</text:p>
          </table:table-cell>
          <table:table-cell table:style-name="ce1" table:formula="of:=RANK([.G13];[.$G$2:.$G$244])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99" calcext:value-type="float">
            <text:p>899</text:p>
          </table:table-cell>
          <table:table-cell table:style-name="ce1" table:formula="of:=RANK([.G14];[.$G$2:.$G$244])"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01" calcext:value-type="float">
            <text:p>901</text:p>
          </table:table-cell>
          <table:table-cell table:style-name="ce1" table:formula="of:=RANK([.G15];[.$G$2:.$G$244])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62" calcext:value-type="float">
            <text:p>862</text:p>
          </table:table-cell>
          <table:table-cell table:style-name="ce1" table:formula="of:=RANK([.G16];[.$G$2:.$G$244])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79" calcext:value-type="float">
            <text:p>579</text:p>
          </table:table-cell>
          <table:table-cell table:style-name="ce1" table:formula="of:=RANK([.G17];[.$G$2:.$G$244])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20" calcext:value-type="float">
            <text:p>520</text:p>
          </table:table-cell>
          <table:table-cell table:style-name="ce1" table:formula="of:=RANK([.G18];[.$G$2:.$G$244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06" calcext:value-type="float">
            <text:p>506</text:p>
          </table:table-cell>
          <table:table-cell table:style-name="ce1" table:formula="of:=RANK([.G19];[.$G$2:.$G$244])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81" calcext:value-type="float">
            <text:p>881</text:p>
          </table:table-cell>
          <table:table-cell table:style-name="ce1" table:formula="of:=RANK([.G20];[.$G$2:.$G$244])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77" calcext:value-type="float">
            <text:p>977</text:p>
          </table:table-cell>
          <table:table-cell table:style-name="ce1" table:formula="of:=RANK([.G21];[.$G$2:.$G$244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84" calcext:value-type="float">
            <text:p>884</text:p>
          </table:table-cell>
          <table:table-cell table:style-name="ce1" table:formula="of:=RANK([.G22];[.$G$2:.$G$244])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54" calcext:value-type="float">
            <text:p>854</text:p>
          </table:table-cell>
          <table:table-cell table:style-name="ce1" table:formula="of:=RANK([.G23];[.$G$2:.$G$244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RANK([.G24];[.$G$2:.$G$244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58" calcext:value-type="float">
            <text:p>858</text:p>
          </table:table-cell>
          <table:table-cell table:style-name="ce1" table:formula="of:=RANK([.G25];[.$G$2:.$G$244])"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76" calcext:value-type="float">
            <text:p>576</text:p>
          </table:table-cell>
          <table:table-cell table:style-name="ce1" table:formula="of:=RANK([.G26];[.$G$2:.$G$244])" office:value-type="float" office:value="218" calcext:value-type="float">
            <text:p>218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53" calcext:value-type="float">
            <text:p>553</text:p>
          </table:table-cell>
          <table:table-cell table:style-name="ce1" table:formula="of:=RANK([.G27];[.$G$2:.$G$244])" office:value-type="float" office:value="227" calcext:value-type="float">
            <text:p>227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formula="of:=RANK([.G28];[.$G$2:.$G$244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5" calcext:value-type="float">
            <text:p>825</text:p>
          </table:table-cell>
          <table:table-cell table:style-name="ce1" table:formula="of:=RANK([.G29];[.$G$2:.$G$244])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85" calcext:value-type="float">
            <text:p>885</text:p>
          </table:table-cell>
          <table:table-cell table:style-name="ce1" table:formula="of:=RANK([.G30];[.$G$2:.$G$244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44" calcext:value-type="float">
            <text:p>844</text:p>
          </table:table-cell>
          <table:table-cell table:style-name="ce1" table:formula="of:=RANK([.G31];[.$G$2:.$G$244])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RANK([.G32];[.$G$2:.$G$244])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36" calcext:value-type="float">
            <text:p>836</text:p>
          </table:table-cell>
          <table:table-cell table:style-name="ce1" table:formula="of:=RANK([.G33];[.$G$2:.$G$244])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RANK([.G34];[.$G$2:.$G$244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54" calcext:value-type="float">
            <text:p>554</text:p>
          </table:table-cell>
          <table:table-cell table:style-name="ce1" table:formula="of:=RANK([.G35];[.$G$2:.$G$244])" office:value-type="float" office:value="226" calcext:value-type="float">
            <text:p>226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25" calcext:value-type="float">
            <text:p>525</text:p>
          </table:table-cell>
          <table:table-cell table:style-name="ce1" table:formula="of:=RANK([.G36];[.$G$2:.$G$244])" office:value-type="float" office:value="233" calcext:value-type="float">
            <text:p>233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14" calcext:value-type="float">
            <text:p>514</text:p>
          </table:table-cell>
          <table:table-cell table:style-name="ce1" table:formula="of:=RANK([.G37];[.$G$2:.$G$244])"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RANK([.G38];[.$G$2:.$G$244])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RANK([.G39];[.$G$2:.$G$244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RANK([.G40];[.$G$2:.$G$244])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12" calcext:value-type="float">
            <text:p>912</text:p>
          </table:table-cell>
          <table:table-cell table:style-name="ce1" table:formula="of:=RANK([.G41];[.$G$2:.$G$244])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47" calcext:value-type="float">
            <text:p>947</text:p>
          </table:table-cell>
          <table:table-cell table:style-name="ce1" table:formula="of:=RANK([.G42];[.$G$2:.$G$2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23" calcext:value-type="float">
            <text:p>823</text:p>
          </table:table-cell>
          <table:table-cell table:style-name="ce1" table:formula="of:=RANK([.G43];[.$G$2:.$G$244])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68" calcext:value-type="float">
            <text:p>568</text:p>
          </table:table-cell>
          <table:table-cell table:style-name="ce1" table:formula="of:=RANK([.G44];[.$G$2:.$G$244])" office:value-type="float" office:value="222" calcext:value-type="float">
            <text:p>22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25" calcext:value-type="float">
            <text:p>525</text:p>
          </table:table-cell>
          <table:table-cell table:style-name="ce1" table:formula="of:=RANK([.G45];[.$G$2:.$G$244])" office:value-type="float" office:value="233" calcext:value-type="float">
            <text:p>233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17" calcext:value-type="float">
            <text:p>517</text:p>
          </table:table-cell>
          <table:table-cell table:style-name="ce1" table:formula="of:=RANK([.G46];[.$G$2:.$G$244])" office:value-type="float" office:value="236" calcext:value-type="float">
            <text:p>236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32" calcext:value-type="float">
            <text:p>832</text:p>
          </table:table-cell>
          <table:table-cell table:style-name="ce1" table:formula="of:=RANK([.G47];[.$G$2:.$G$244])"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90" calcext:value-type="float">
            <text:p>890</text:p>
          </table:table-cell>
          <table:table-cell table:style-name="ce1" table:formula="of:=RANK([.G48];[.$G$2:.$G$244])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RANK([.G49];[.$G$2:.$G$244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10" calcext:value-type="float">
            <text:p>910</text:p>
          </table:table-cell>
          <table:table-cell table:style-name="ce1" table:formula="of:=RANK([.G50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83" calcext:value-type="float">
            <text:p>883</text:p>
          </table:table-cell>
          <table:table-cell table:style-name="ce1" table:formula="of:=RANK([.G51];[.$G$2:.$G$244])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11" calcext:value-type="float">
            <text:p>811</text:p>
          </table:table-cell>
          <table:table-cell table:style-name="ce1" table:formula="of:=RANK([.G52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58" calcext:value-type="float">
            <text:p>558</text:p>
          </table:table-cell>
          <table:table-cell table:style-name="ce1" table:formula="of:=RANK([.G53];[.$G$2:.$G$244])"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33" calcext:value-type="float">
            <text:p>533</text:p>
          </table:table-cell>
          <table:table-cell table:style-name="ce1" table:formula="of:=RANK([.G54];[.$G$2:.$G$244])"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28" calcext:value-type="float">
            <text:p>528</text:p>
          </table:table-cell>
          <table:table-cell table:style-name="ce1" table:formula="of:=RANK([.G55];[.$G$2:.$G$244])" office:value-type="float" office:value="232" calcext:value-type="float">
            <text:p>232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99" calcext:value-type="float">
            <text:p>799</text:p>
          </table:table-cell>
          <table:table-cell table:style-name="ce1" table:formula="of:=RANK([.G56];[.$G$2:.$G$244])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76" calcext:value-type="float">
            <text:p>776</text:p>
          </table:table-cell>
          <table:table-cell table:style-name="ce1" table:formula="of:=RANK([.G57];[.$G$2:.$G$244])" office:value-type="float" office:value="171" calcext:value-type="float">
            <text:p>171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97" calcext:value-type="float">
            <text:p>797</text:p>
          </table:table-cell>
          <table:table-cell table:style-name="ce1" table:formula="of:=RANK([.G58];[.$G$2:.$G$244])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66" calcext:value-type="float">
            <text:p>866</text:p>
          </table:table-cell>
          <table:table-cell table:style-name="ce1" table:formula="of:=RANK([.G59];[.$G$2:.$G$244])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07" calcext:value-type="float">
            <text:p>807</text:p>
          </table:table-cell>
          <table:table-cell table:style-name="ce1" table:formula="of:=RANK([.G60];[.$G$2:.$G$244])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07" calcext:value-type="float">
            <text:p>807</text:p>
          </table:table-cell>
          <table:table-cell table:style-name="ce1" table:formula="of:=RANK([.G61];[.$G$2:.$G$244])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69" calcext:value-type="float">
            <text:p>569</text:p>
          </table:table-cell>
          <table:table-cell table:style-name="ce1" table:formula="of:=RANK([.G62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43" calcext:value-type="float">
            <text:p>543</text:p>
          </table:table-cell>
          <table:table-cell table:style-name="ce1" table:formula="of:=RANK([.G63];[.$G$2:.$G$244])" office:value-type="float" office:value="229" calcext:value-type="float">
            <text:p>229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01" calcext:value-type="float">
            <text:p>501</text:p>
          </table:table-cell>
          <table:table-cell table:style-name="ce1" table:formula="of:=RANK([.G64];[.$G$2:.$G$244])" office:value-type="float" office:value="242" calcext:value-type="float">
            <text:p>242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25" calcext:value-type="float">
            <text:p>725</text:p>
          </table:table-cell>
          <table:table-cell table:style-name="ce1" table:formula="of:=RANK([.G65];[.$G$2:.$G$244])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21" calcext:value-type="float">
            <text:p>821</text:p>
          </table:table-cell>
          <table:table-cell table:style-name="ce1" table:formula="of:=RANK([.G66];[.$G$2:.$G$244])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formula="of:=RANK([.G67];[.$G$2:.$G$244])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RANK([.G68];[.$G$2:.$G$244])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13" calcext:value-type="float">
            <text:p>813</text:p>
          </table:table-cell>
          <table:table-cell table:style-name="ce1" table:formula="of:=RANK([.G69];[.$G$2:.$G$244])"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87" calcext:value-type="float">
            <text:p>887</text:p>
          </table:table-cell>
          <table:table-cell table:style-name="ce1" table:formula="of:=RANK([.G70];[.$G$2:.$G$244])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73" calcext:value-type="float">
            <text:p>573</text:p>
          </table:table-cell>
          <table:table-cell table:style-name="ce1" table:formula="of:=RANK([.G71];[.$G$2:.$G$244])"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59" calcext:value-type="float">
            <text:p>559</text:p>
          </table:table-cell>
          <table:table-cell table:style-name="ce1" table:formula="of:=RANK([.G72];[.$G$2:.$G$244])" office:value-type="float" office:value="223" calcext:value-type="float">
            <text:p>223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16" calcext:value-type="float">
            <text:p>516</text:p>
          </table:table-cell>
          <table:table-cell table:style-name="ce1" table:formula="of:=RANK([.G73];[.$G$2:.$G$244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2" calcext:value-type="float">
            <text:p>822</text:p>
          </table:table-cell>
          <table:table-cell table:style-name="ce1" table:formula="of:=RANK([.G74];[.$G$2:.$G$244])" office:value-type="float" office:value="155" calcext:value-type="float">
            <text:p>155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88" calcext:value-type="float">
            <text:p>788</text:p>
          </table:table-cell>
          <table:table-cell table:style-name="ce1" table:formula="of:=RANK([.G75];[.$G$2:.$G$244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63" calcext:value-type="float">
            <text:p>763</text:p>
          </table:table-cell>
          <table:table-cell table:style-name="ce1" table:formula="of:=RANK([.G76];[.$G$2:.$G$244])"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54" calcext:value-type="float">
            <text:p>854</text:p>
          </table:table-cell>
          <table:table-cell table:style-name="ce1" table:formula="of:=RANK([.G77];[.$G$2:.$G$244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RANK([.G78];[.$G$2:.$G$244])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21" calcext:value-type="float">
            <text:p>821</text:p>
          </table:table-cell>
          <table:table-cell table:style-name="ce1" table:formula="of:=RANK([.G79];[.$G$2:.$G$244])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580" calcext:value-type="float">
            <text:p>580</text:p>
          </table:table-cell>
          <table:table-cell table:style-name="ce1" table:formula="of:=RANK([.G80];[.$G$2:.$G$244])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29" calcext:value-type="float">
            <text:p>529</text:p>
          </table:table-cell>
          <table:table-cell table:style-name="ce1" table:formula="of:=RANK([.G81];[.$G$2:.$G$244])" office:value-type="float" office:value="231" calcext:value-type="float">
            <text:p>231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RANK([.G82];[.$G$2:.$G$244])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table:formula="of:=RANK([.G83];[.$G$2:.$G$244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table:formula="of:=RANK([.G84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7" calcext:value-type="float">
            <text:p>987</text:p>
          </table:table-cell>
          <table:table-cell table:style-name="ce1" table:formula="of:=RANK([.G85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2" calcext:value-type="float">
            <text:p>972</text:p>
          </table:table-cell>
          <table:table-cell table:style-name="ce1" table:formula="of:=RANK([.G86];[.$G$2:.$G$244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88" calcext:value-type="float">
            <text:p>988</text:p>
          </table:table-cell>
          <table:table-cell table:style-name="ce1" table:formula="of:=RANK([.G87];[.$G$2:.$G$244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44" calcext:value-type="float">
            <text:p>944</text:p>
          </table:table-cell>
          <table:table-cell table:style-name="ce1" table:formula="of:=RANK([.G88];[.$G$2:.$G$244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69" calcext:value-type="float">
            <text:p>769</text:p>
          </table:table-cell>
          <table:table-cell table:style-name="ce1" table:formula="of:=RANK([.G89];[.$G$2:.$G$244])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38" calcext:value-type="float">
            <text:p>638</text:p>
          </table:table-cell>
          <table:table-cell table:style-name="ce1" table:formula="of:=RANK([.G90];[.$G$2:.$G$244])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formula="of:=RANK([.G91];[.$G$2:.$G$244])"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table:formula="of:=RANK([.G92];[.$G$2:.$G$244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table:formula="of:=RANK([.G93];[.$G$2:.$G$244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table:formula="of:=RANK([.G94];[.$G$2:.$G$24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3" calcext:value-type="float">
            <text:p>973</text:p>
          </table:table-cell>
          <table:table-cell table:style-name="ce1" table:formula="of:=RANK([.G95];[.$G$2:.$G$244])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table:formula="of:=RANK([.G96];[.$G$2:.$G$244])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79" calcext:value-type="float">
            <text:p>979</text:p>
          </table:table-cell>
          <table:table-cell table:style-name="ce1" table:formula="of:=RANK([.G97];[.$G$2:.$G$244])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40" calcext:value-type="float">
            <text:p>740</text:p>
          </table:table-cell>
          <table:table-cell table:style-name="ce1" table:formula="of:=RANK([.G98];[.$G$2:.$G$244])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42" calcext:value-type="float">
            <text:p>642</text:p>
          </table:table-cell>
          <table:table-cell table:style-name="ce1" table:formula="of:=RANK([.G99];[.$G$2:.$G$244])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76" calcext:value-type="float">
            <text:p>576</text:p>
          </table:table-cell>
          <table:table-cell table:style-name="ce1" table:formula="of:=RANK([.G100];[.$G$2:.$G$244])" office:value-type="float" office:value="218" calcext:value-type="float">
            <text:p>218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table:formula="of:=RANK([.G101];[.$G$2:.$G$244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table:formula="of:=RANK([.G102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RANK([.G103];[.$G$2:.$G$24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59" calcext:value-type="float">
            <text:p>959</text:p>
          </table:table-cell>
          <table:table-cell table:style-name="ce1" table:formula="of:=RANK([.G104];[.$G$2:.$G$244])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76" calcext:value-type="float">
            <text:p>976</text:p>
          </table:table-cell>
          <table:table-cell table:style-name="ce1" table:formula="of:=RANK([.G105];[.$G$2:.$G$244])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52" calcext:value-type="float">
            <text:p>952</text:p>
          </table:table-cell>
          <table:table-cell table:style-name="ce1" table:formula="of:=RANK([.G106];[.$G$2:.$G$244])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99" calcext:value-type="float">
            <text:p>699</text:p>
          </table:table-cell>
          <table:table-cell table:style-name="ce1" table:formula="of:=RANK([.G107];[.$G$2:.$G$244])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35" calcext:value-type="float">
            <text:p>635</text:p>
          </table:table-cell>
          <table:table-cell table:style-name="ce1" table:formula="of:=RANK([.G108];[.$G$2:.$G$244])"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RANK([.G109];[.$G$2:.$G$244])"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RANK([.G110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81" calcext:value-type="float">
            <text:p>981</text:p>
          </table:table-cell>
          <table:table-cell table:style-name="ce1" table:formula="of:=RANK([.G111];[.$G$2:.$G$244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2" calcext:value-type="float">
            <text:p>982</text:p>
          </table:table-cell>
          <table:table-cell table:style-name="ce1" table:formula="of:=RANK([.G112];[.$G$2:.$G$244])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table:formula="of:=RANK([.G113];[.$G$2:.$G$24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table:formula="of:=RANK([.G114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61" calcext:value-type="float">
            <text:p>961</text:p>
          </table:table-cell>
          <table:table-cell table:style-name="ce1" table:formula="of:=RANK([.G115];[.$G$2:.$G$244])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55" calcext:value-type="float">
            <text:p>755</text:p>
          </table:table-cell>
          <table:table-cell table:style-name="ce1" table:formula="of:=RANK([.G116];[.$G$2:.$G$244])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69" calcext:value-type="float">
            <text:p>669</text:p>
          </table:table-cell>
          <table:table-cell table:style-name="ce1" table:formula="of:=RANK([.G117];[.$G$2:.$G$244])"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91" calcext:value-type="float">
            <text:p>591</text:p>
          </table:table-cell>
          <table:table-cell table:style-name="ce1" table:formula="of:=RANK([.G118];[.$G$2:.$G$244])" office:value-type="float" office:value="213" calcext:value-type="float">
            <text:p>213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96" calcext:value-type="float">
            <text:p>996</text:p>
          </table:table-cell>
          <table:table-cell table:style-name="ce1" table:formula="of:=RANK([.G119];[.$G$2:.$G$244])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94" calcext:value-type="float">
            <text:p>994</text:p>
          </table:table-cell>
          <table:table-cell table:style-name="ce1" table:formula="of:=RANK([.G120];[.$G$2:.$G$244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8" calcext:value-type="float">
            <text:p>988</text:p>
          </table:table-cell>
          <table:table-cell table:style-name="ce1" table:formula="of:=RANK([.G121];[.$G$2:.$G$244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81" calcext:value-type="float">
            <text:p>981</text:p>
          </table:table-cell>
          <table:table-cell table:style-name="ce1" table:formula="of:=RANK([.G122];[.$G$2:.$G$244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95" calcext:value-type="float">
            <text:p>995</text:p>
          </table:table-cell>
          <table:table-cell table:style-name="ce1" table:formula="of:=RANK([.G123];[.$G$2:.$G$244])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68" calcext:value-type="float">
            <text:p>968</text:p>
          </table:table-cell>
          <table:table-cell table:style-name="ce1" table:formula="of:=RANK([.G124];[.$G$2:.$G$244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formula="of:=RANK([.G125];[.$G$2:.$G$244])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47" calcext:value-type="float">
            <text:p>647</text:p>
          </table:table-cell>
          <table:table-cell table:style-name="ce1" table:formula="of:=RANK([.G126];[.$G$2:.$G$244])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89" calcext:value-type="float">
            <text:p>589</text:p>
          </table:table-cell>
          <table:table-cell table:style-name="ce1" table:formula="of:=RANK([.G127];[.$G$2:.$G$244])" office:value-type="float" office:value="214" calcext:value-type="float">
            <text:p>214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39" calcext:value-type="float">
            <text:p>939</text:p>
          </table:table-cell>
          <table:table-cell table:style-name="ce1" table:formula="of:=RANK([.G128];[.$G$2:.$G$244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92" calcext:value-type="float">
            <text:p>992</text:p>
          </table:table-cell>
          <table:table-cell table:style-name="ce1" table:formula="of:=RANK([.G129];[.$G$2:.$G$244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table:formula="of:=RANK([.G130];[.$G$2:.$G$244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1" calcext:value-type="float">
            <text:p>971</text:p>
          </table:table-cell>
          <table:table-cell table:style-name="ce1" table:formula="of:=RANK([.G131];[.$G$2:.$G$244])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91" calcext:value-type="float">
            <text:p>991</text:p>
          </table:table-cell>
          <table:table-cell table:style-name="ce1" table:formula="of:=RANK([.G132];[.$G$2:.$G$244])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37" calcext:value-type="float">
            <text:p>937</text:p>
          </table:table-cell>
          <table:table-cell table:style-name="ce1" table:formula="of:=RANK([.G133];[.$G$2:.$G$244])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90" calcext:value-type="float">
            <text:p>790</text:p>
          </table:table-cell>
          <table:table-cell table:style-name="ce1" table:formula="of:=RANK([.G134];[.$G$2:.$G$244])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formula="of:=RANK([.G135];[.$G$2:.$G$244])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04" calcext:value-type="float">
            <text:p>604</text:p>
          </table:table-cell>
          <table:table-cell table:style-name="ce1" table:formula="of:=RANK([.G136];[.$G$2:.$G$244])" office:value-type="float" office:value="209" calcext:value-type="float">
            <text:p>209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formula="of:=RANK([.G137];[.$G$2:.$G$244])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16" calcext:value-type="float">
            <text:p>916</text:p>
          </table:table-cell>
          <table:table-cell table:style-name="ce1" table:formula="of:=RANK([.G138];[.$G$2:.$G$244])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61" calcext:value-type="float">
            <text:p>961</text:p>
          </table:table-cell>
          <table:table-cell table:style-name="ce1" table:formula="of:=RANK([.G139];[.$G$2:.$G$244])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62" calcext:value-type="float">
            <text:p>962</text:p>
          </table:table-cell>
          <table:table-cell table:style-name="ce1" table:formula="of:=RANK([.G140];[.$G$2:.$G$244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5" calcext:value-type="float">
            <text:p>965</text:p>
          </table:table-cell>
          <table:table-cell table:style-name="ce1" table:formula="of:=RANK([.G141];[.$G$2:.$G$244])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39" calcext:value-type="float">
            <text:p>939</text:p>
          </table:table-cell>
          <table:table-cell table:style-name="ce1" table:formula="of:=RANK([.G142];[.$G$2:.$G$244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84" calcext:value-type="float">
            <text:p>784</text:p>
          </table:table-cell>
          <table:table-cell table:style-name="ce1" table:formula="of:=RANK([.G143];[.$G$2:.$G$244])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51" calcext:value-type="float">
            <text:p>651</text:p>
          </table:table-cell>
          <table:table-cell table:style-name="ce1" table:formula="of:=RANK([.G144];[.$G$2:.$G$244])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86" calcext:value-type="float">
            <text:p>586</text:p>
          </table:table-cell>
          <table:table-cell table:style-name="ce1" table:formula="of:=RANK([.G145];[.$G$2:.$G$244])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RANK([.G146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28" calcext:value-type="float">
            <text:p>928</text:p>
          </table:table-cell>
          <table:table-cell table:style-name="ce1" table:formula="of:=RANK([.G147];[.$G$2:.$G$244])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30" calcext:value-type="float">
            <text:p>930</text:p>
          </table:table-cell>
          <table:table-cell table:style-name="ce1" table:formula="of:=RANK([.G148];[.$G$2:.$G$244])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81" calcext:value-type="float">
            <text:p>981</text:p>
          </table:table-cell>
          <table:table-cell table:style-name="ce1" table:formula="of:=RANK([.G149];[.$G$2:.$G$244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25" calcext:value-type="float">
            <text:p>925</text:p>
          </table:table-cell>
          <table:table-cell table:style-name="ce1" table:formula="of:=RANK([.G150];[.$G$2:.$G$244])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33" calcext:value-type="float">
            <text:p>933</text:p>
          </table:table-cell>
          <table:table-cell table:style-name="ce1" table:formula="of:=RANK([.G151];[.$G$2:.$G$244])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74" calcext:value-type="float">
            <text:p>774</text:p>
          </table:table-cell>
          <table:table-cell table:style-name="ce1" table:formula="of:=RANK([.G152];[.$G$2:.$G$244])"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41" calcext:value-type="float">
            <text:p>641</text:p>
          </table:table-cell>
          <table:table-cell table:style-name="ce1" table:formula="of:=RANK([.G153];[.$G$2:.$G$244])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599" calcext:value-type="float">
            <text:p>599</text:p>
          </table:table-cell>
          <table:table-cell table:style-name="ce1" table:formula="of:=RANK([.G154];[.$G$2:.$G$244])" office:value-type="float" office:value="211" calcext:value-type="float">
            <text:p>211</text:p>
          </table:table-cell>
          <table:table-cell table:number-columns-repeated="101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84" calcext:value-type="float">
            <text:p>884</text:p>
          </table:table-cell>
          <table:table-cell table:style-name="ce1" table:formula="of:=RANK([.G155];[.$G$2:.$G$244])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55" calcext:value-type="float">
            <text:p>955</text:p>
          </table:table-cell>
          <table:table-cell table:style-name="ce1" table:formula="of:=RANK([.G156];[.$G$2:.$G$244])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75" calcext:value-type="float">
            <text:p>975</text:p>
          </table:table-cell>
          <table:table-cell table:style-name="ce1" table:formula="of:=RANK([.G157];[.$G$2:.$G$244])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37" calcext:value-type="float">
            <text:p>937</text:p>
          </table:table-cell>
          <table:table-cell table:style-name="ce1" table:formula="of:=RANK([.G158];[.$G$2:.$G$244])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RANK([.G159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67" calcext:value-type="float">
            <text:p>967</text:p>
          </table:table-cell>
          <table:table-cell table:style-name="ce1" table:formula="of:=RANK([.G16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formula="of:=RANK([.G161];[.$G$2:.$G$244])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52" calcext:value-type="float">
            <text:p>652</text:p>
          </table:table-cell>
          <table:table-cell table:style-name="ce1" table:formula="of:=RANK([.G162];[.$G$2:.$G$244])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17" calcext:value-type="float">
            <text:p>617</text:p>
          </table:table-cell>
          <table:table-cell table:style-name="ce1" table:formula="of:=RANK([.G163];[.$G$2:.$G$244])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table:formula="of:=RANK([.G164];[.$G$2:.$G$244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70" calcext:value-type="float">
            <text:p>970</text:p>
          </table:table-cell>
          <table:table-cell table:style-name="ce1" table:formula="of:=RANK([.G165];[.$G$2:.$G$244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table:formula="of:=RANK([.G166];[.$G$2:.$G$244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90" calcext:value-type="float">
            <text:p>990</text:p>
          </table:table-cell>
          <table:table-cell table:style-name="ce1" table:formula="of:=RANK([.G167];[.$G$2:.$G$244])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table:formula="of:=RANK([.G168];[.$G$2:.$G$244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table:formula="of:=RANK([.G169];[.$G$2:.$G$244])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66" calcext:value-type="float">
            <text:p>866</text:p>
          </table:table-cell>
          <table:table-cell table:style-name="ce1" table:formula="of:=RANK([.G170];[.$G$2:.$G$244])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07" calcext:value-type="float">
            <text:p>707</text:p>
          </table:table-cell>
          <table:table-cell table:style-name="ce1" table:formula="of:=RANK([.G171];[.$G$2:.$G$244])" office:value-type="float" office:value="184" calcext:value-type="float">
            <text:p>184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26" calcext:value-type="float">
            <text:p>626</text:p>
          </table:table-cell>
          <table:table-cell table:style-name="ce1" table:formula="of:=RANK([.G172];[.$G$2:.$G$244])"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table:formula="of:=RANK([.G173];[.$G$2:.$G$244])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table:formula="of:=RANK([.G174];[.$G$2:.$G$244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table:formula="of:=RANK([.G175];[.$G$2:.$G$244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table:formula="of:=RANK([.G176];[.$G$2:.$G$244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table:formula="of:=RANK([.G177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0" calcext:value-type="float">
            <text:p>980</text:p>
          </table:table-cell>
          <table:table-cell table:style-name="ce1" table:formula="of:=RANK([.G178];[.$G$2:.$G$24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1" calcext:value-type="float">
            <text:p>821</text:p>
          </table:table-cell>
          <table:table-cell table:style-name="ce1" table:formula="of:=RANK([.G179];[.$G$2:.$G$244])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formula="of:=RANK([.G180];[.$G$2:.$G$244])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31" calcext:value-type="float">
            <text:p>631</text:p>
          </table:table-cell>
          <table:table-cell table:style-name="ce1" table:formula="of:=RANK([.G181];[.$G$2:.$G$244])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table:formula="of:=RANK([.G182];[.$G$2:.$G$244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table:formula="of:=RANK([.G183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table:formula="of:=RANK([.G184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table:formula="of:=RANK([.G185];[.$G$2:.$G$244])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table:formula="of:=RANK([.G186];[.$G$2:.$G$24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RANK([.G187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32" calcext:value-type="float">
            <text:p>832</text:p>
          </table:table-cell>
          <table:table-cell table:style-name="ce1" table:formula="of:=RANK([.G188];[.$G$2:.$G$244])"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16" calcext:value-type="float">
            <text:p>716</text:p>
          </table:table-cell>
          <table:table-cell table:style-name="ce1" table:formula="of:=RANK([.G189];[.$G$2:.$G$244])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75" calcext:value-type="float">
            <text:p>675</text:p>
          </table:table-cell>
          <table:table-cell table:style-name="ce1" table:formula="of:=RANK([.G190];[.$G$2:.$G$244])"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formula="of:=RANK([.G191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table:formula="of:=RANK([.G192];[.$G$2:.$G$244])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table:formula="of:=RANK([.G193];[.$G$2:.$G$244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table:formula="of:=RANK([.G194];[.$G$2:.$G$244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26" calcext:value-type="float">
            <text:p>926</text:p>
          </table:table-cell>
          <table:table-cell table:style-name="ce1" table:formula="of:=RANK([.G195];[.$G$2:.$G$244])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0" calcext:value-type="float">
            <text:p>980</text:p>
          </table:table-cell>
          <table:table-cell table:style-name="ce1" table:formula="of:=RANK([.G196];[.$G$2:.$G$24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4" calcext:value-type="float">
            <text:p>824</text:p>
          </table:table-cell>
          <table:table-cell table:style-name="ce1" table:formula="of:=RANK([.G197];[.$G$2:.$G$244])" office:value-type="float" office:value="153" calcext:value-type="float">
            <text:p>153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RANK([.G198];[.$G$2:.$G$244])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31" calcext:value-type="float">
            <text:p>631</text:p>
          </table:table-cell>
          <table:table-cell table:style-name="ce1" table:formula="of:=RANK([.G199];[.$G$2:.$G$244])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table:formula="of:=RANK([.G200];[.$G$2:.$G$244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table:formula="of:=RANK([.G201];[.$G$2:.$G$244]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table:formula="of:=RANK([.G202];[.$G$2:.$G$244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table:formula="of:=RANK([.G203];[.$G$2:.$G$2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7" calcext:value-type="float">
            <text:p>967</text:p>
          </table:table-cell>
          <table:table-cell table:style-name="ce1" table:formula="of:=RANK([.G204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table:formula="of:=RANK([.G205];[.$G$2:.$G$244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05" calcext:value-type="float">
            <text:p>805</text:p>
          </table:table-cell>
          <table:table-cell table:style-name="ce1" table:formula="of:=RANK([.G206];[.$G$2:.$G$244])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formula="of:=RANK([.G207];[.$G$2:.$G$244])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35" calcext:value-type="float">
            <text:p>635</text:p>
          </table:table-cell>
          <table:table-cell table:style-name="ce1" table:formula="of:=RANK([.G208];[.$G$2:.$G$244])"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90" calcext:value-type="float">
            <text:p>990</text:p>
          </table:table-cell>
          <table:table-cell table:style-name="ce1" table:formula="of:=RANK([.G209];[.$G$2:.$G$244])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table:formula="of:=RANK([.G210];[.$G$2:.$G$244])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table:formula="of:=RANK([.G211];[.$G$2:.$G$244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table:formula="of:=RANK([.G212];[.$G$2:.$G$244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table:formula="of:=RANK([.G213];[.$G$2:.$G$244])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4" calcext:value-type="float">
            <text:p>984</text:p>
          </table:table-cell>
          <table:table-cell table:style-name="ce1" table:formula="of:=RANK([.G214];[.$G$2:.$G$244])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RANK([.G215];[.$G$2:.$G$244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47" calcext:value-type="float">
            <text:p>747</text:p>
          </table:table-cell>
          <table:table-cell table:style-name="ce1" table:formula="of:=RANK([.G216];[.$G$2:.$G$244])"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34" calcext:value-type="float">
            <text:p>634</text:p>
          </table:table-cell>
          <table:table-cell table:style-name="ce1" table:formula="of:=RANK([.G217];[.$G$2:.$G$244])"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16" calcext:value-type="float">
            <text:p>916</text:p>
          </table:table-cell>
          <table:table-cell table:style-name="ce1" table:formula="of:=RANK([.G218];[.$G$2:.$G$244])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80" calcext:value-type="float">
            <text:p>980</text:p>
          </table:table-cell>
          <table:table-cell table:style-name="ce1" table:formula="of:=RANK([.G219];[.$G$2:.$G$24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75" calcext:value-type="float">
            <text:p>975</text:p>
          </table:table-cell>
          <table:table-cell table:style-name="ce1" table:formula="of:=RANK([.G220];[.$G$2:.$G$244])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table:formula="of:=RANK([.G221];[.$G$2:.$G$244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table:formula="of:=RANK([.G222];[.$G$2:.$G$244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table:formula="of:=RANK([.G223];[.$G$2:.$G$244])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40" calcext:value-type="float">
            <text:p>840</text:p>
          </table:table-cell>
          <table:table-cell table:style-name="ce1" table:formula="of:=RANK([.G224];[.$G$2:.$G$244])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54" calcext:value-type="float">
            <text:p>754</text:p>
          </table:table-cell>
          <table:table-cell table:style-name="ce1" table:formula="of:=RANK([.G225];[.$G$2:.$G$244])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formula="of:=RANK([.G226];[.$G$2:.$G$244])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53" calcext:value-type="float">
            <text:p>953</text:p>
          </table:table-cell>
          <table:table-cell table:style-name="ce1" table:formula="of:=RANK([.G227];[.$G$2:.$G$244])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39" calcext:value-type="float">
            <text:p>939</text:p>
          </table:table-cell>
          <table:table-cell table:style-name="ce1" table:formula="of:=RANK([.G228];[.$G$2:.$G$244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99" calcext:value-type="float">
            <text:p>999</text:p>
          </table:table-cell>
          <table:table-cell table:style-name="ce1" table:formula="of:=RANK([.G229];[.$G$2:.$G$244])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table:formula="of:=RANK([.G230];[.$G$2:.$G$244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table:formula="of:=RANK([.G231];[.$G$2:.$G$244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84" calcext:value-type="float">
            <text:p>984</text:p>
          </table:table-cell>
          <table:table-cell table:style-name="ce1" table:formula="of:=RANK([.G232];[.$G$2:.$G$244])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8" calcext:value-type="float">
            <text:p>828</text:p>
          </table:table-cell>
          <table:table-cell table:style-name="ce1" table:formula="of:=RANK([.G233];[.$G$2:.$G$24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04" calcext:value-type="float">
            <text:p>704</text:p>
          </table:table-cell>
          <table:table-cell table:style-name="ce1" table:formula="of:=RANK([.G234];[.$G$2:.$G$244])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37" calcext:value-type="float">
            <text:p>637</text:p>
          </table:table-cell>
          <table:table-cell table:style-name="ce1" table:formula="of:=RANK([.G235];[.$G$2:.$G$244])"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38" calcext:value-type="float">
            <text:p>938</text:p>
          </table:table-cell>
          <table:table-cell table:style-name="ce1" table:formula="of:=RANK([.G236];[.$G$2:.$G$244])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27" calcext:value-type="float">
            <text:p>927</text:p>
          </table:table-cell>
          <table:table-cell table:style-name="ce1" table:formula="of:=RANK([.G237];[.$G$2:.$G$244])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42" calcext:value-type="float">
            <text:p>942</text:p>
          </table:table-cell>
          <table:table-cell table:style-name="ce1" table:formula="of:=RANK([.G238];[.$G$2:.$G$244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997" calcext:value-type="float">
            <text:p>997</text:p>
          </table:table-cell>
          <table:table-cell table:style-name="ce1" table:formula="of:=RANK([.G239];[.$G$2:.$G$244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84" calcext:value-type="float">
            <text:p>984</text:p>
          </table:table-cell>
          <table:table-cell table:style-name="ce1" table:formula="of:=RANK([.G240];[.$G$2:.$G$244])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53" calcext:value-type="float">
            <text:p>953</text:p>
          </table:table-cell>
          <table:table-cell table:style-name="ce1" table:formula="of:=RANK([.G241];[.$G$2:.$G$244])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10" calcext:value-type="float">
            <text:p>810</text:p>
          </table:table-cell>
          <table:table-cell table:style-name="ce1" table:formula="of:=RANK([.G242];[.$G$2:.$G$244])" office:value-type="float" office:value="161" calcext:value-type="float">
            <text:p>161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29" calcext:value-type="float">
            <text:p>729</text:p>
          </table:table-cell>
          <table:table-cell table:style-name="ce1" table:formula="of:=RANK([.G243];[.$G$2:.$G$244])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61" calcext:value-type="float">
            <text:p>661</text:p>
          </table:table-cell>
          <table:table-cell table:style-name="ce1" table:formula="of:=RANK([.G244];[.$G$2:.$G$244])" office:value-type="float" office:value="194" calcext:value-type="float">
            <text:p>194</text:p>
          </table:table-cell>
          <table:table-cell table:number-columns-repeated="101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 style:data-style-name="N2" text:time-value="17:30:03.5627705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9T17:45:23.291825614</dc:date>
    <meta:editing-duration>PT6M12S</meta:editing-duration>
    <meta:editing-cycles>5</meta:editing-cycles>
    <meta:document-statistic meta:table-count="1" meta:cell-count="1952" meta:object-count="0"/>
    <meta:user-defined meta:name="Version">16.00</meta:user-defined>
  </office:meta>
</office:document-meta>
</file>